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5e4d3"/>
    </style:style>
    <style:style style:name="P3" style:family="paragraph" style:parent-style-name="Standard">
      <style:text-properties officeooo:paragraph-rsid="0007201b"/>
    </style:style>
    <style:style style:name="T1" style:family="text">
      <style:text-properties officeooo:rsid="0005e4d3"/>
    </style:style>
    <style:style style:name="T2" style:family="text">
      <style:text-properties officeooo:rsid="0007201b"/>
    </style:style>
    <style:style style:name="T3" style:family="text">
      <style:text-properties officeooo:rsid="0009a101"/>
    </style:style>
    <style:style style:name="T4" style:family="text">
      <style:text-properties officeooo:rsid="0011daf4"/>
    </style:style>
    <style:style style:name="T5" style:family="text">
      <style:text-properties officeooo:rsid="001253ae"/>
    </style:style>
    <style:style style:name="T6" style:family="text">
      <style:text-properties officeooo:rsid="00156233"/>
    </style:style>
    <style:style style:name="T7" style:family="text">
      <style:text-properties officeooo:rsid="00171cc3"/>
    </style:style>
    <style:style style:name="T8" style:family="text">
      <style:text-properties officeooo:rsid="001a58ea"/>
    </style:style>
    <style:style style:name="T9" style:family="text">
      <style:text-properties officeooo:rsid="001ac095"/>
    </style:style>
    <style:style style:name="T10" style:family="text">
      <style:text-properties officeooo:rsid="001b5a03"/>
    </style:style>
    <style:style style:name="T11" style:family="text">
      <style:text-properties officeooo:rsid="001cd10f"/>
    </style:style>
    <style:style style:name="T12" style:family="text">
      <style:text-properties officeooo:rsid="001e8be5"/>
    </style:style>
    <style:style style:name="T13" style:family="text">
      <style:text-properties officeooo:rsid="001f6bde"/>
    </style:style>
    <style:style style:name="T14" style:family="text">
      <style:text-properties officeooo:rsid="0021f984"/>
    </style:style>
    <style:style style:name="T15" style:family="text">
      <style:text-properties officeooo:rsid="00220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dding Crashers Board Game</text:h>
      <text:p text:style-name="Standard"/>
      <text:h text:style-name="Heading_20_3" text:outline-level="3">Synopsis:</text:h>
      <text:p text:style-name="Standard">The Bride wants the perfect wedding and she has a few simple rules. No one gets hammered or sleeps with anyone. </text:p>
      <text:p text:style-name="Standard">Little did she know a bunch of nefarious actors were invited to her wedding and are after the Groom. </text:p>
      <text:p text:style-name="Standard">If she so much as hears the Groom had a fun night before the wedding the wedding is off.</text:p>
      <text:p text:style-name="Standard"><text:span text:style-name="T15">T</text:span>he players must either crash the wedding or protect the integrity of the wedding. </text:p>
      <text:p text:style-name="Standard"/>
      <text:h text:style-name="Heading_20_3" text:outline-level="3">How to play:</text:h>
      <text:p text:style-name="Standard">Gamemaster, Bridezilla, Groom, and at least one Stripper role are required to be in the group of cards the players choose from.</text:p>
      <text:p text:style-name="Standard">The rest can be randomly taken. </text:p>
      <text:p text:style-name="Standard">Gamemaster sets up the board.</text:p>
      <text:p text:style-name="Standard">Players write down their names and roles on the event log listing card.</text:p>
      <text:p text:style-name="Standard">Gamemaster requ<text:span text:style-name="T3">e</text:span>sts the event log listing cards from everyone and writes down anything he needs to.</text:p>
      <text:p text:style-name="Standard">The game is divided into day and night cycles. </text:p>
      <text:p text:style-name="Standard">During the day cycle players are free to say whatever, Gamemaster can moderate. </text:p>
      <text:p text:style-name="Standard">During the day the good players goal should be to try to kick evil role players from the wedding.</text:p>
      <text:p text:style-name="Standard">Evil role players goals should be trying to get the good role players kicked.</text:p>
      <text:p text:style-name="Standard">A vote can be determined on whether or not a person should be kicked by everyone around. Votes can keep chan<text:span text:style-name="T2">g</text:span>ing until either everyone gives up on voting or someone is voted out.</text:p>
      <text:p text:style-name="P3">The <text:span text:style-name="T1">G</text:span>amemaster then changes the cycle to the night.</text:p>
      <text:p text:style-name="Standard">During the night cycle every player writes what role ability they used and on who in the event card. They also write who they chose to have a drink with at night in the event card.</text:p>
      <text:p text:style-name="Standard">Then they throw the event cards face down in a center pile.</text:p>
      <text:p text:style-name="Standard">Gamemaster gets all the event cards, figures out who did what and what effect canceled out what, then writes down the response action and gives each event card back to the player.</text:p>
      <text:p text:style-name="Standard">At any time in game a player can write notes in the RSVP Notes Listing; this can be anything from helpful information for the good or evil side or a crude drawing of a dickbutt.</text:p>
      <text:p text:style-name="Standard">Gamemaster changes back to the day cycle, returns event cards, and process repeats.</text:p>
      <text:p text:style-name="Standard">Play continues until conditions for evil or good victory occur.</text:p>
      <text:p text:style-name="Standard">When a player is eliminated they can display their role card and their RSVP Notes Listing.</text:p>
      <text:p text:style-name="Standard"/>
      <text:h text:style-name="Heading_20_3" text:outline-level="3">How to win:</text:h>
      <text:p text:style-name="Standard">For the evil side to win all good roles must be voted out or removed during the night or turned to an evil role.</text:p>
      <text:p text:style-name="Standard">For the good side to win all evil roles must be voted out.</text:p>
      <text:p text:style-name="Standard">For the neutral roles the condition is written below and on the card.</text:p>
      <text:p text:style-name="Standard"/>
      <text:h text:style-name="Heading_20_3" text:outline-level="3"><text:soft-page-break/>Alternate rules:</text:h>
      <text:p text:style-name="Standard">When a player is eliminated they only show <text:span text:style-name="T1">their</text:span> RSVP Notes Listing. So no one can be sure of which role the person belonged to.</text:p>
      <text:p text:style-name="Standard"/>
      <text:p text:style-name="P2">The <text:span text:style-name="T1">G</text:span>amemaster can tell the players what roles are in the current game for process of elimination deductive reasoning.</text:p>
      <text:p text:style-name="Standard"/>
      <text:h text:style-name="Heading_20_3" text:outline-level="3">Role Abilities:</text:h>
      <text:p text:style-name="Standard">Most roles have an ability that can be triggered either during the day or the night. Night abilities are written on the event card before the <text:span text:style-name="T1">G</text:span>amemaster retrieves all the event cards.</text:p>
      <text:p text:style-name="Standard">Everyone must choose to drink with another person at night. The Pimp Daddy and the Crazy Uncle will trigger their abilities as part of the drink process.</text:p>
      <text:p text:style-name="P2">Some roles have an ability that lets them gain information from the <text:span text:style-name="T1">G</text:span>amemaster before the first day begins.</text:p>
      <text:p text:style-name="Standard">If the Pimp Daddy or Crazy Uncle visit someone without a drink token, the target receives a drink token the next day.</text:p>
      <text:p text:style-name="Standard">NOTE: The Pimp Daddy and Crazy Uncle can receive a drink token if visited however they cannot get turned from a second drink as they are already an evil role.</text:p>
      <text:p text:style-name="Standard"/>
      <text:h text:style-name="Heading_20_3" text:outline-level="3">Roles:</text:h>
      <text:p text:style-name="P1">Gamemaster:</text:p>
      <text:p text:style-name="Standard">Alignment: Neutral</text:p>
      <text:p text:style-name="Standard">Goal: Moderates day and night, cannot win or lose.</text:p>
      <text:p text:style-name="Standard">Night Ability: Handles all the calculations of what every role did the night before and who is kicked out of the wedding the next day.</text:p>
      <text:p text:style-name="Standard">Immunity: All roles.</text:p>
      <text:p text:style-name="Standard"/>
      <text:p text:style-name="P1">Wedding Crasher:</text:p>
      <text:p text:style-name="Standard">Alignment: Neutral</text:p>
      <text:p text:style-name="Standard">Goal: Get kicked out of the wedding during the day voting.</text:p>
      <text:p text:style-name="Standard">Night Ability: None</text:p>
      <text:p text:style-name="Standard">Immunity: None</text:p>
      <text:p text:style-name="Standard"/>
      <text:p text:style-name="P1">Bride:</text:p>
      <text:p text:style-name="Standard">Alignment: Good</text:p>
      <text:p text:style-name="Standard">Goal: Good side win.</text:p>
      <text:p text:style-name="Standard">Day Ability: Can reveal herself and gain double vote in day voting.</text:p>
      <text:p text:style-name="Standard">Night Ability: Can lock a door role-blocking the person inside but also protecting them.</text:p>
      <text:p text:style-name="Standard">Immunity: Stripper</text:p>
      <text:p text:style-name="Standard"/>
      <text:p text:style-name="P1">Groom:</text:p>
      <text:p text:style-name="Standard">Alignment: Good</text:p>
      <text:p text:style-name="Standard">Goal: Good side win.</text:p>
      <text:p text:style-name="Standard">Day Ability: Can reveal himself and gain double vote in day voting.</text:p>
      <text:p text:style-name="Standard">Night Ability: Lock door up to 3 nights to block anyone from visiting.</text:p>
      <text:p text:style-name="Standard">Immunity: None</text:p>
      <text:p text:style-name="Standard"><text:soft-page-break/></text:p>
      <text:p text:style-name="P1">Stripper:</text:p>
      <text:p text:style-name="Standard">Alignment: Evil</text:p>
      <text:p text:style-name="Standard">Goal: Evil side win or wins if she gets the groom.</text:p>
      <text:p text:style-name="Standard">Night Ability: Can visit a person once a night to remove them from the wedding.</text:p>
      <text:p text:style-name="Standard">Immunity: All evil roles.</text:p>
      <text:p text:style-name="Standard"/>
      <text:p text:style-name="P1">Crazy Uncle:</text:p>
      <text:p text:style-name="Standard">Alignment: Evil</text:p>
      <text:p text:style-name="Standard">Goal: Evil side win.</text:p>
      <text:p text:style-name="Standard">Night Ability: Can visit a person a night and give them a spiked drink. Becomes a crazy uncle after 2 drinks. Everyone who gets a first drink gets a drink token.</text:p>
      <text:p text:style-name="Standard">Immunity: All evil roles.</text:p>
      <text:p text:style-name="Standard"/>
      <text:h text:style-name="Heading_20_3" text:outline-level="3">Optional Roles:</text:h>
      <text:p text:style-name="P1">Ex-girlfriend:</text:p>
      <text:p text:style-name="Standard">Alignment: Neutral</text:p>
      <text:p text:style-name="Standard">Goal: Good side win with bride removed. Can win with ex-boyfriend instead of groom.</text:p>
      <text:p text:style-name="Standard">Pre-Game Ability: Gamemaster reveals who the bride is at the start of the game to her.</text:p>
      <text:p text:style-name="Standard">Immunity: None</text:p>
      <text:p text:style-name="Standard"/>
      <text:p text:style-name="P1">Ex-boyfriend:</text:p>
      <text:p text:style-name="Standard">Alignment: Neutral</text:p>
      <text:p text:style-name="Standard">Goal: Good side win with groom removed. Can win with ex-girlfriend instead of bride</text:p>
      <text:p text:style-name="Standard">Pre-Game Ability: Gamemaster reveals who the groom is at the start of the game to him.</text:p>
      <text:p text:style-name="Standard">Immunity: None</text:p>
      <text:p text:style-name="Standard"/>
      <text:p text:style-name="P1">Biza<text:span text:style-name="T6">r</text:span>re YouTube<text:span text:style-name="T8">r</text:span>:</text:p>
      <text:p text:style-name="Standard">Alignment: Neutral</text:p>
      <text:p text:style-name="Standard">Goal: Wins if he uses ability on the same person two nights in a row without getting blocked.</text:p>
      <text:p text:style-name="Standard">Night Ability: Using his biza<text:span text:style-name="T7">r</text:span>re YouTube video library ability blocks a person from speaking during the next day event.</text:p>
      <text:p text:style-name="Standard">Immunity: None</text:p>
      <text:p text:style-name="Standard"/>
      <text:p text:style-name="P1">Pastor:</text:p>
      <text:p text:style-name="Standard">Alignment: Good</text:p>
      <text:p text:style-name="Standard">Goal: Good <text:span text:style-name="T14">s</text:span>ide win</text:p>
      <text:p text:style-name="Standard">Night Ability: Can bring back one person who was eliminated</text:p>
      <text:p text:style-name="Standard">Immunity: Crazy Uncle</text:p>
      <text:p text:style-name="Standard"/>
      <text:p text:style-name="P1">Clumsy Waiter:</text:p>
      <text:p text:style-name="Standard">Alignment: Good</text:p>
      <text:p text:style-name="Standard">Goal: Good side win</text:p>
      <text:p text:style-name="Standard">Night Ability: Picks two people at night. Switches any drinks between those two people.</text:p>
      <text:p text:style-name="Standard">Immunity: None</text:p>
      <text:p text:style-name="Standard"/>
      <text:p text:style-name="Standard"/>
      <text:p text:style-name="Standard"/>
      <text:p text:style-name="P1"><text:soft-page-break/>Nosy Aunt:</text:p>
      <text:p text:style-name="Standard">Alignment: Good</text:p>
      <text:p text:style-name="Standard">Goal: Good side win</text:p>
      <text:p text:style-name="Standard">Night Ability: Picks a person at night and is told from the <text:span text:style-name="T9">G</text:span>amemaster who visited that person.</text:p>
      <text:p text:style-name="Standard">Immunity: None</text:p>
      <text:p text:style-name="Standard"/>
      <text:p text:style-name="P1">Usher:</text:p>
      <text:p text:style-name="Standard">Alignment: Good</text:p>
      <text:p text:style-name="Standard">Goal: Good side win</text:p>
      <text:p text:style-name="Standard">Night Ability: Investigates one person per night, Gamemaster will tell him sus if they are a Neutral or Bad role or not sus if they are a Good role.</text:p>
      <text:p text:style-name="Standard">Immunity: None</text:p>
      <text:p text:style-name="Standard"/>
      <text:p text:style-name="P1">Wedding Attendant:</text:p>
      <text:p text:style-name="Standard">Alignment: Good</text:p>
      <text:p text:style-name="Standard">Goal: Good side win.</text:p>
      <text:p text:style-name="Standard">Night Ability: None</text:p>
      <text:p text:style-name="Standard">Immunity: None</text:p>
      <text:p text:style-name="Standard"/>
      <text:p text:style-name="P1">Pimp Daddy:</text:p>
      <text:p text:style-name="Standard">Alignment: Evil</text:p>
      <text:p text:style-name="Standard">Goal: Evil side win</text:p>
      <text:p text:style-name="Standard">Pre-Game Ability: Gamemaster reveals who the stripper is at the start of the game to him.</text:p>
      <text:p text:style-name="Standard">Night Ability: Can make more strippers if he gives someone a second spiked drink. His second drink overwrites Crazy Uncle second drink if both are given to same person.</text:p>
      <text:p text:style-name="Standard">Immunity: All evil roles</text:p>
      <text:p text:style-name="Standard"/>
      <text:p text:style-name="P1">Petty Planner:</text:p>
      <text:p text:style-name="Standard">Alignment: Evil</text:p>
      <text:p text:style-name="Standard">Goal: Evil side win</text:p>
      <text:p text:style-name="Standard">Night Ability: Picks two people at night. Switches rooms between those two people. Told which roles both of them are from the <text:span text:style-name="T5">G</text:span>amemaster.</text:p>
      <text:p text:style-name="Standard">Immunity: All evil roles</text:p>
      <text:p text:style-name="Standard"/>
      <text:h text:style-name="Heading_20_3" text:outline-level="3">List of Immunities:</text:h>
      <text:p text:style-name="Standard">Gamemaster cannot be affected by anyone or targeted by anyone.</text:p>
      <text:p text:style-name="Standard">Bride cannot be affected by Stripper.</text:p>
      <text:p text:style-name="Standard">Pastor cannot be affected by Crazy Uncle.</text:p>
      <text:p text:style-name="Standard">Stripper cannot be affected by Crazy Uncle, Pimp Daddy, or Petty Planner.</text:p>
      <text:p text:style-name="Standard">Crazy Uncle cannot be affected by Stripper, Pimp Daddy, or Petty Planner.</text:p>
      <text:p text:style-name="Standard">Pimp Daddy cannot be affected by Stripper, Crazy Uncle, or Petty Planner.</text:p>
      <text:p text:style-name="Standard">Petty Planner cannot be affected by Stripper, Crazy Uncle, or Pimp Daddy.</text:p>
      <text:p text:style-name="Standard"/>
      <text:p text:style-name="Standard"/>
      <text:p text:style-name="Standard"/>
      <text:h text:style-name="Heading_20_3" text:outline-level="3"><text:soft-page-break/><text:span text:style-name="T4">Gamemaster </text:span>Responses:</text:h>
      <text:p text:style-name="Standard">List of Responses the Gamemaster must put on the Event Card Listing at the end of the night cycle:</text:p>
      <text:p text:style-name="Standard">If Bride locked a person's door and an evil role attacked she can get:</text:p>
      <text:p text:style-name="Standard">&gt; Nefarious attempt was made on the person.</text:p>
      <text:p text:style-name="Standard">For the person who got protected via the Bride:</text:p>
      <text:p text:style-name="Standard">&gt; Attacked but the door was locked.</text:p>
      <text:p text:style-name="Standard">If anyone tries to do an ability but the Bride locked their door:</text:p>
      <text:p text:style-name="Standard">&gt; Roleblocked</text:p>
      <text:p text:style-name="Standard"/>
      <text:p text:style-name="Standard">If the Groom locks the door and is attacked he gets:</text:p>
      <text:p text:style-name="Standard">&gt; Attacked but the door was locked.</text:p>
      <text:p text:style-name="Standard"/>
      <text:p text:style-name="Standard">If the St<text:span text:style-name="T10">r</text:span>ipper visits someone who is immune:</text:p>
      <text:p text:style-name="Standard">&gt; Immune.</text:p>
      <text:p text:style-name="Standard">If the Stripper visits someone who has a locked door:</text:p>
      <text:p text:style-name="Standard">&gt; Door was locked.</text:p>
      <text:p text:style-name="Standard">If the Stripper visits someone the groom and he is unprotected:</text:p>
      <text:p text:style-name="Standard">&gt; Win condition met.</text:p>
      <text:p text:style-name="Standard"/>
      <text:p text:style-name="Standard">If the Crazy Uncle visits someone who is immune:</text:p>
      <text:p text:style-name="Standard">&gt; Immune.</text:p>
      <text:p text:style-name="Standard">If the Crazy Uncle visits someone who had a second drink and Pimp Daddy did not visit:</text:p>
      <text:p text:style-name="Standard">&gt; Turned into Crazy Uncle.</text:p>
      <text:p text:style-name="Standard">To the person who got turned:</text:p>
      <text:p text:style-name="Standard">&gt; Your role is now a Crazy Uncle.</text:p>
      <text:p text:style-name="Standard">If the Crazy Uncle visits someone who has a locked door:</text:p>
      <text:p text:style-name="Standard">&gt; Door was locked.</text:p>
      <text:p text:style-name="Standard"/>
      <text:p text:style-name="Standard">If the Biza<text:span text:style-name="T11">r</text:span>re You<text:span text:style-name="T11">T</text:span>uber picks a person who has a locked door:</text:p>
      <text:p text:style-name="Standard">&gt; Door was locked.</text:p>
      <text:p text:style-name="Standard"/>
      <text:p text:style-name="Standard">If the Nosy Aunt picks a person:</text:p>
      <text:p text:style-name="Standard">&gt; Visited by &lt;list of people&gt; (or "no one")</text:p>
      <text:p text:style-name="Standard"/>
      <text:p text:style-name="Standard">If the Usher picks a person who is evil or neutral role:</text:p>
      <text:p text:style-name="Standard">&gt; Sus.</text:p>
      <text:p text:style-name="Standard">If the Usher picks a person who is good role:</text:p>
      <text:p text:style-name="Standard">&gt; Not sus.</text:p>
      <text:p text:style-name="Standard"/>
      <text:p text:style-name="Standard">If the Clumsy Waiter switches drinks and the Pimp Daddy or Crazy Uncle visited them, instead use the new person the Clumsy Waiter switched drinks to. </text:p>
      <text:p text:style-name="Standard">Crazy Uncle and Pimp Daddy may be unaware of this change.</text:p>
      <text:p text:style-name="Standard"/>
      <text:p text:style-name="Standard">If the party planner picks two people who is not blocked with a locked door:</text:p>
      <text:p text:style-name="Standard">&gt; 1st target is &lt;role&gt;</text:p>
      <text:p text:style-name="Standard">&gt; 2nd target is &lt;role&gt;</text:p>
      <text:p text:style-name="Standard">Ignore stating role of a target if there was a locked door for that target. Ignore any form of effect switching would have on those people as well.</text:p>
      <text:p text:style-name="Standard"><text:soft-page-break/></text:p>
      <text:p text:style-name="Standard">If the Pimp Daddy picks a person who is immune:</text:p>
      <text:p text:style-name="Standard">&gt; Immune.</text:p>
      <text:p text:style-name="Standard">If the Pimp Daddy turns a person.</text:p>
      <text:p text:style-name="Standard">&gt; Turned into a Stripper.</text:p>
      <text:p text:style-name="Standard">If the Pimp Daddy picks a person who the Crazy Uncle picked:</text:p>
      <text:p text:style-name="Standard">&gt; Both you and the Crazy Uncle visited the person. He/she is now a Stripper.</text:p>
      <text:p text:style-name="Standard">To the person who got turned:</text:p>
      <text:p text:style-name="Standard">&gt; Your role is now a Stripper.</text:p>
      <text:p text:style-name="Standard"/>
      <text:p text:style-name="Standard"/>
      <text:h text:style-name="Heading_20_3" text:outline-level="3">Things included in the game:</text:h>
      <text:p text:style-name="Standard">Rulebook</text:p>
      <text:p text:style-name="Standard">Gamemaster Directions Board</text:p>
      <text:p text:style-name="Standard">Gamemaster role card x1</text:p>
      <text:p text:style-name="Standard">Bride role card x1</text:p>
      <text:p text:style-name="Standard">Groom role card x1</text:p>
      <text:p text:style-name="Standard">Wedding <text:span text:style-name="T13">C</text:span>rasher role card x2</text:p>
      <text:p text:style-name="Standard">Stripper role card x2</text:p>
      <text:p text:style-name="Standard">Crazy Uncle role card x2</text:p>
      <text:p text:style-name="Standard">Ex-girlfriend role card x1</text:p>
      <text:p text:style-name="Standard">Ex-boyfriend role card x1</text:p>
      <text:p text:style-name="Standard">Bizarre You<text:span text:style-name="T12">T</text:span>uber role card x2</text:p>
      <text:p text:style-name="Standard">Pastor role card x1</text:p>
      <text:p text:style-name="Standard">Clumsy Waiter role card x1</text:p>
      <text:p text:style-name="Standard">Nosy Aunt role card x1</text:p>
      <text:p text:style-name="Standard">Usher role card x1</text:p>
      <text:p text:style-name="Standard">Wedding attendant role card x6</text:p>
      <text:p text:style-name="Standard">Pimp Daddy role card x1</text:p>
      <text:p text:style-name="Standard">Petty Wedding Planner role card x1</text:p>
      <text:p text:style-name="Standard">Event cards x8</text:p>
      <text:p text:style-name="Standard">RSVP Notes listing x8</text:p>
      <text:p text:style-name="Standard">Drink Token x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21:01:28.022000000</meta:creation-date>
    <dc:date>2022-10-31T12:14:42.460000000</dc:date>
    <meta:editing-duration>PT10M33S</meta:editing-duration>
    <meta:editing-cycles>30</meta:editing-cycles>
    <meta:generator>LibreOffice/7.3.6.2$Windows_X86_64 LibreOffice_project/c28ca90fd6e1a19e189fc16c05f8f8924961e12e</meta:generator>
    <meta:document-statistic meta:table-count="0" meta:image-count="0" meta:object-count="0" meta:page-count="6" meta:paragraph-count="199" meta:word-count="1731" meta:character-count="9521" meta:non-whitespace-character-count="7982"/>
  </office:meta>
</office:document-meta>
</file>